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"/>
  <manifest:file-entry manifest:full-path="Pictures/10000200000000AB000000ABC5376AF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cdefd"/>
    </style:style>
    <style:style style:name="P3" style:family="paragraph" style:parent-style-name="Standard">
      <style:paragraph-properties fo:text-align="start" style:justify-single-word="false"/>
      <style:text-properties officeooo:paragraph-rsid="001cdefd"/>
    </style:style>
    <style:style style:name="P4" style:family="paragraph" style:parent-style-name="Standard">
      <style:paragraph-properties fo:text-align="center" style:justify-single-word="false"/>
      <style:text-properties officeooo:paragraph-rsid="001cdefd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eaacd" officeooo:paragraph-rsid="001cdefd"/>
    </style:style>
    <style:style style:name="P6" style:family="paragraph" style:parent-style-name="Standard">
      <style:paragraph-properties fo:text-align="start" style:justify-single-word="false"/>
      <style:text-properties officeooo:rsid="000eaacd" officeooo:paragraph-rsid="001cdefd"/>
    </style:style>
    <style:style style:name="T1" style:family="text">
      <style:text-properties style:text-position="super 58%"/>
    </style:style>
    <style:style style:name="T2" style:family="text">
      <style:text-properties officeooo:rsid="0014f7db"/>
    </style:style>
    <style:style style:name="T3" style:family="text">
      <style:text-properties officeooo:rsid="000c36a8"/>
    </style:style>
    <style:style style:name="T4" style:family="text">
      <style:text-properties officeooo:rsid="001eb72f"/>
    </style:style>
    <style:style style:name="T5" style:family="text">
      <style:text-properties officeooo:rsid="0020a4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span text:style-name="T2">#</text:span><text:variable-set text:name="Assignment" office:value-type="float" office:value="2.05" style:data-style-name="N0">2.05</text:variable-set>: Gravity and Vertical Motion</text:p>
      <text:list xml:id="list538164620807508548" text:style-name="L1">
        <text:list-item>
          <text:p text:style-name="P2">You step off the <text:span text:style-name="T4">7</text:span>-m high-dive into a pool.</text:p>
          <text:list>
            <text:list-item>
              <text:p text:style-name="P2">How long does it take you to hit the water?</text:p>
            </text:list-item>
          </text:list>
        </text:list-item>
      </text:list>
      <text:p text:style-name="P3"/>
      <text:p text:style-name="P3"/>
      <text:p text:style-name="P3"/>
      <text:list xml:id="list200711128321000" text:continue-numbering="true" text:style-name="L1">
        <text:list-item>
          <text:list>
            <text:list-item>
              <text:p text:style-name="P2">What is the speed that you hit the water a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0711475327602" text:continue-numbering="true" text:style-name="L1">
        <text:list-item>
          <text:p text:style-name="P5"><text:span text:style-name="T3">Ashley</text:span> drops a rock off of a bridge. <text:s/>It takes the rock <text:span text:style-name="T5">2</text:span>.81 seconds to hit the ground. <text:s/>How tall is the bridge? <text:s/></text:p>
        </text:list-item>
      </text:list>
      <text:p text:style-name="P6"/>
      <text:p text:style-name="P3"/>
      <text:p text:style-name="P3"/>
      <text:list xml:id="list200710745621525" text:continue-numbering="true" text:style-name="L1">
        <text:list-item>
          <text:p text:style-name="P2">A monkey is on the ground. <text:s/>He jumps at a velocity of <text:span text:style-name="T5">3.7</text:span> m/s directly up. <text:s/></text:p>
          <text:list>
            <text:list-item>
              <text:p text:style-name="P2">What is the time that it takes the monkey to reach the top his jump?</text:p>
            </text:list-item>
          </text:list>
        </text:list-item>
      </text:list>
      <text:p text:style-name="P3"/>
      <text:p text:style-name="P3"/>
      <text:p text:style-name="P3"/>
      <text:list xml:id="list200711692268165" text:continue-numbering="true" text:style-name="L1">
        <text:list-item>
          <text:list>
            <text:list-item>
              <text:p text:style-name="P2">How high does he jump?</text:p>
            </text:list-item>
          </text:list>
        </text:list-item>
      </text:list>
      <text:p text:style-name="P3"/>
      <text:p text:style-name="P3"/>
      <text:p text:style-name="P3"/>
      <text:list xml:id="list200710667685594" text:continue-numbering="true" text:style-name="L1">
        <text:list-item>
          <text:list>
            <text:list-item>
              <text:p text:style-name="P2">What is the total time that the monkey was in the air?</text:p>
            </text:list-item>
          </text:list>
        </text:list-item>
      </text:list>
      <text:p text:style-name="P3"/>
      <text:p text:style-name="P3"/>
      <text:p text:style-name="P3"/>
      <text:list xml:id="list200710737400576" text:continue-numbering="true" text:style-name="L1">
        <text:list-item>
          <text:p text:style-name="P2">A man stands on top of a building. <text:s/>He throws a rock at a speed of <text:span text:style-name="T5">30</text:span> m/s directly up. <text:s/>The distance from the ground to the point where the rock was thrown is 25 meters.</text:p>
          <text:list>
            <text:list-item>
              <text:p text:style-name="P2">How long does it take for the rock to reach the top of its trajectory?</text:p>
            </text:list-item>
          </text:list>
        </text:list-item>
      </text:list>
      <text:p text:style-name="P3"/>
      <text:p text:style-name="P3"/>
      <text:p text:style-name="P3"/>
      <text:list xml:id="list200710185888220" text:continue-numbering="true" text:style-name="L1">
        <text:list-item>
          <text:list>
            <text:list-item>
              <text:p text:style-name="P2">How high (measured from the man) does the rock go?</text:p>
            </text:list-item>
          </text:list>
        </text:list-item>
      </text:list>
      <text:p text:style-name="P3"/>
      <text:p text:style-name="P3"/>
      <text:p text:style-name="P3"/>
      <text:list xml:id="list200711316044325" text:continue-numbering="true" text:style-name="L1">
        <text:list-item>
          <text:list>
            <text:list-item>
              <text:p text:style-name="P2">The rock then falls to the ground. <text:s/>How long does the rock take to reach the ground?</text:p>
            </text:list-item>
          </text:list>
        </text:list-item>
      </text:list>
      <text:p text:style-name="P3"/>
      <text:p text:style-name="P3"/>
      <text:p text:style-name="P3"/>
      <text:list xml:id="list200711392531728" text:continue-numbering="true" text:style-name="L1">
        <text:list-item>
          <text:list>
            <text:list-item>
              <text:p text:style-name="P2">How fast is the rock going when it hits the ground?</text:p>
            </text:list-item>
          </text:list>
        </text:list-item>
      </text:list>
      <text:p text:style-name="P3"/>
      <text:list xml:id="list200709970429288" text:continue-numbering="true" text:style-name="L1">
        <text:list-item>
          <text:p text:style-name="P2"><text:soft-page-break/>A volcano is 1,5<text:span text:style-name="T5">2</text:span>0 m taller than the surrounding land. <text:s/>During an eruption, a rock is shot out of the volcano directly up at a speed of <text:span text:style-name="T5">34</text:span>5 m/s. <text:s/></text:p>
          <text:list>
            <text:list-item>
              <text:p text:style-name="P2">How high does the rock go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0710342253176" text:continue-numbering="true" text:style-name="L1">
        <text:list-item>
          <text:list>
            <text:list-item>
              <text:p text:style-name="P2">As the rock is in the air, the volcano blows itself apart. <text:s/>The rock lands at the same height as the surrounding land. <text:s/>What is the speed that the rock is going when it hits the ground? (Ignore air resistance).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0710126264942" text:continue-numbering="true" text:style-name="L1">
        <text:list-item>
          <text:p text:style-name="P2">A baseball player hits a foul ball into the stands behind home plate. <text:s/>If the ball left his bat with a vertical velocity of <text:span text:style-name="T5">16</text:span>.5 m/s, </text:p>
          <text:list>
            <text:list-item>
              <text:p text:style-name="P2">What is the greatest height that the ball will reach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0710501073215" text:continue-numbering="true" text:style-name="L1">
        <text:list-item>
          <text:list>
            <text:list-item>
              <text:p text:style-name="P2">If the stands are <text:span text:style-name="T5">3</text:span> meters higher than the baseball player, what is the amount of time it takes the baseball to land in the stands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00711319882862" text:continue-numbering="true" text:style-name="L1">
        <text:list-item>
          <text:list>
            <text:list-item>
              <text:p text:style-name="P2">What is the velocity of the baseball when it is caught by an adoring fan?</text:p>
            </text:list-item>
          </text:list>
        </text:list-item>
      </text:list>
      <text:p text:style-name="P3"/>
      <text:p text:style-name="P3"/>
      <text:p text:style-name="P3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3-11-25T20:07:09.514432721" text:date-adjust="PT24H00M00S">11/26/13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9:59:06.737775163</meta:creation-date>
    <meta:editing-duration>PT4M20S</meta:editing-duration>
    <meta:editing-cycles>4</meta:editing-cycles>
    <meta:generator>LibreOffice/4.1.3.2$Linux_X86_64 LibreOffice_project/410$Build-2</meta:generator>
    <meta:initial-creator>Jonas Williamson</meta:initial-creator>
    <dc:date>2013-11-25T20:07:09.442560177</dc:date>
    <dc:creator>Jonas Williamson</dc:creator>
    <meta:document-statistic meta:table-count="0" meta:image-count="2" meta:object-count="0" meta:page-count="2" meta:paragraph-count="23" meta:word-count="375" meta:character-count="1825" meta:non-whitespace-character-count="1442"/>
  </office:meta>
</office:document-meta>
</file>